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officeooo:rsid="000eb6d4" officeooo:paragraph-rsid="000eb6d4"/>
    </style:style>
    <style:style style:name="P2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0eb6d4" officeooo:paragraph-rsid="000eb6d4" style:font-size-asian="14pt" style:font-weight-asian="bold" style:font-size-complex="14pt" style:font-weight-complex="bold"/>
    </style:style>
    <style:style style:name="P3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15023b" officeooo:paragraph-rsid="0015023b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06a3e2" officeooo:paragraph-rsid="0006a3e2"/>
    </style:style>
    <style:style style:name="P5" style:family="paragraph" style:parent-style-name="Text_20_body">
      <style:paragraph-properties fo:text-align="center" style:justify-single-word="false"/>
      <style:text-properties officeooo:rsid="0006a3e2" officeooo:paragraph-rsid="0006ab55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6ab55"/>
    </style:style>
    <style:style style:name="P7" style:family="paragraph" style:parent-style-name="Text_20_body">
      <style:paragraph-properties fo:text-align="center" style:justify-single-word="false"/>
      <style:text-properties officeooo:rsid="0006a3e2" officeooo:paragraph-rsid="000eb6d4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eb6d4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eb6d4" officeooo:paragraph-rsid="000eb6d4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eb6d4" style:font-weight-asian="bold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6ab55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paragraph-rsid="000eb6d4" style:font-weight-asian="bold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6ab55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06a3e2" officeooo:paragraph-rsid="0006ab55" style:font-weight-asian="bold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eb6d4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06a3e2" officeooo:paragraph-rsid="000eb6d4" style:font-weight-asian="bold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06a3e2" officeooo:paragraph-rsid="000eb6d4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officeooo:paragraph-rsid="000eb6d4"/>
    </style:style>
    <style:style style:name="P19" style:family="paragraph" style:parent-style-name="Text_20_body">
      <style:text-properties officeooo:rsid="001624ec" officeooo:paragraph-rsid="001624ec"/>
    </style:style>
    <style:style style:name="P20" style:family="paragraph" style:parent-style-name="Text_20_body">
      <style:paragraph-properties fo:break-before="page"/>
      <style:text-properties officeooo:rsid="001624ec" officeooo:paragraph-rsid="001624ec"/>
    </style:style>
    <style:style style:name="P21" style:family="paragraph" style:parent-style-name="Text_20_body">
      <style:text-properties officeooo:paragraph-rsid="001624e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1624ec"/>
    </style:style>
    <style:style style:name="P23" style:family="paragraph" style:parent-style-name="Text_20_body">
      <style:paragraph-properties fo:text-align="center" style:justify-single-word="false"/>
      <style:text-properties officeooo:paragraph-rsid="0006a3e2"/>
    </style:style>
    <style:style style:name="P24" style:family="paragraph" style:parent-style-name="Heading_20_1" style:master-page-name="First_20_Page">
      <style:paragraph-properties style:page-number="6"/>
      <style:text-properties officeooo:rsid="001624ec" officeooo:paragraph-rsid="001624ec"/>
    </style:style>
    <style:style style:name="P25" style:family="paragraph" style:parent-style-name="Heading_20_1">
      <style:text-properties officeooo:rsid="0016e525" officeooo:paragraph-rsid="0016e525"/>
    </style:style>
    <style:style style:name="P26" style:family="paragraph" style:parent-style-name="Heading_20_2">
      <style:text-properties officeooo:rsid="001624ec" officeooo:paragraph-rsid="001624ec"/>
    </style:style>
    <style:style style:name="P27" style:family="paragraph" style:parent-style-name="Heading_20_3">
      <style:paragraph-properties fo:margin-left="0cm" fo:margin-right="0cm" fo:text-indent="0cm" style:auto-text-indent="false"/>
    </style:style>
    <style:style style:name="T1" style:family="text">
      <style:text-properties officeooo:rsid="000eb6d4"/>
    </style:style>
    <style:style style:name="T2" style:family="text">
      <style:text-properties officeooo:rsid="0006a3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ab55" style:font-weight-asian="bold" style:font-weight-complex="bold"/>
    </style:style>
    <style:style style:name="T5" style:family="text">
      <style:text-properties fo:font-weight="bold" officeooo:rsid="000eb6d4" style:font-weight-asian="bold" style:font-weight-complex="bold"/>
    </style:style>
    <style:style style:name="T6" style:family="text">
      <style:text-properties officeooo:rsid="000c9f9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NIVERSIDADE PAULISTA:</text:p>
      <text:p text:style-name="P13">CST EM ANÁLISE E DESENVOLVIMENTO DE SISTEMAS 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>Rafael Antoniassi Vicechio</text:span> </text:p>
      <text:p text:style-name="P11">RA: n7756c6</text:p>
      <text:p text:style-name="P11"/>
      <text:p text:style-name="P11">Clodair Neves Queiroza</text:p>
      <text:p text:style-name="P11">RA: g5677e2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5">PIM</text:span> <text:span text:style-name="T3">– </text:span><text:span text:style-name="T5">PROJETO INTEGRADOR MULTIDISCIPLINAR</text:span></text:p>
      <text:p text:style-name="P9">Projeto Integrado Multidisciplinar</text:p>
      <text:p text:style-name="P5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ÃO JOSÉ DO RIO PRETO </text:p>
      <text:p text:style-name="P12"><text:span text:style-name="T2">202</text:span><text:span text:style-name="T6">3</text:span></text:p>
      <text:p text:style-name="P15"><text:soft-page-break/>UNIVERSIDADE PAULISTA:</text:p>
      <text:p text:style-name="P15">CST EM ANÁLISE E DESENVOLVIMENTO DE SISTEMAS </text:p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3">Rafael Antoniassi Vicechio </text:span><text:span text:style-name="T5">-</text:span><text:span text:style-name="T3"> </text:span><text:span text:style-name="T4">n7756c6</text:span></text:p>
      <text:p text:style-name="P10"/>
      <text:p text:style-name="P10">Clodair Neves Queiroza - g5677e2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PIM</text:span> <text:span text:style-name="T3">– </text:span><text:span text:style-name="T5">PROJETO INTEGRADOR MULTIDISCIPLINAR</text:span></text:p>
      <text:p text:style-name="P9">Projeto Integrado Multidisciplinar</text:p>
      <text:p text:style-name="P7"/>
      <text:p text:style-name="P16"/>
      <text:p text:style-name="P18"><text:tab/><text:tab/><text:tab/><text:tab/><text:tab/></text:p>
      <text:p text:style-name="P18"><text:tab/><text:tab/><text:tab/><text:tab/><text:tab/>Projeto Integrador Multidisciplinar para </text:p>
      <text:p text:style-name="P18"><text:tab/><text:tab/><text:tab/><text:tab/><text:tab/>Obtenção do título de tecnólogo em </text:p>
      <text:p text:style-name="P18"><text:tab/><text:tab/><text:tab/><text:tab/><text:tab/>Análise e Desenvolvimento de Sistemas </text:p>
      <text:p text:style-name="P18"><text:span text:style-name="T1"><text:tab/><text:tab/><text:tab/><text:tab/><text:tab/>Apresentado à Universidade Paulista.</text:span> </text:p>
      <text:p text:style-name="P16"/>
      <text:p text:style-name="P16"/>
      <text:p text:style-name="P15"/>
      <text:p text:style-name="P15"/>
      <text:p text:style-name="P15"/>
      <text:p text:style-name="P15"/>
      <text:p text:style-name="P15">SÃO JOSÉ DO RIO PRETO </text:p>
      <text:p text:style-name="P12"><text:span text:style-name="T2">202</text:span><text:span text:style-name="T6">3</text:span></text:p>
      <text:p text:style-name="P2">RESUMO</text:p>
      <text:p text:style-name="P3">ABSTRACT</text:p>
      <text:p text:style-name="P2">SUMÁRIO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23"/>
      <text:h text:style-name="P24" text:outline-level="1">INTRODUÇÃO</text:h>
      <text:h text:style-name="P27" text:outline-level="3" text:is-list-header="true"/>
      <text:h text:style-name="P25" text:outline-level="1">Especificação do produto</text:h>
      <text:p text:style-name="P22"/>
      <text:h text:style-name="P26" text:outline-level="2">DEFINIÇÃO</text:h>
      <text:p text:style-name="P21"/>
      <text:p text:style-name="P19">Por definição, o sistema a ser especificado neste documento prestará o serviço de automatizar a geração de folhas de pagamento, otimizando e aperfeiçoamento o processo, para que o mesmo atenda os requerimentos de qualidade e possa coexistir e se comunicar bem com outros.</text:p>
      <text:p text:style-name="P19"/>
      <text:h text:style-name="P26" text:outline-level="2">DESCRIÇÃO</text:h>
      <text:p text:style-name="P21"/>
      <text:p text:style-name="P19">Indo desde o cadastramento até o cálculo preciso de salários, </text:p>
      <text:p text:style-name="P19"/>
      <text:p text:style-name="P20">BIBLIOGRAFIA</text:p>
      <text:p text:style-name="P19"><text:a xlink:type="simple" xlink:href="https://www.metadados.com.br/blog/sistema-de-folha-de-pagamento" text:style-name="Internet_20_link" text:visited-style-name="Visited_20_Internet_20_Link">https://www.metadados.com.br/blog/sistema-de-folha-de-pagamento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officeooo:rsid="000eb6d4" officeooo:paragraph-rsid="000eb6d4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<text:page-count>7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4-24T19:03:55.640000000</dc:date>
    <meta:editing-duration>P1DT3H53M23S</meta:editing-duration>
    <meta:editing-cycles>11</meta:editing-cycles>
    <meta:generator>LibreOffice/7.5.2.2$Windows_X86_64 LibreOffice_project/53bb9681a964705cf672590721dbc85eb4d0c3a2</meta:generator>
    <meta:document-statistic meta:table-count="0" meta:image-count="0" meta:object-count="0" meta:page-count="7" meta:paragraph-count="35" meta:word-count="152" meta:character-count="1141" meta:non-whitespace-character-count="990"/>
  </office:meta>
</office:document-meta>
</file>